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ucida Grande1" svg:font-family="'Lucida Grande'"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GB"/>
    </style:style>
    <style:style style:name="P3" style:family="paragraph" style:parent-style-name="Standard">
      <style:paragraph-properties fo:margin-left="0.5in" fo:margin-right="0in" fo:text-indent="0in" style:auto-text-indent="false"/>
    </style:style>
    <style:style style:name="P4" style:family="paragraph" style:parent-style-name="Heading_20_2">
      <style:paragraph-properties fo:text-align="justify" style:justify-single-word="false"/>
    </style:style>
    <style:style style:name="P5" style:family="paragraph" style:parent-style-name="footnote_20_text" style:master-page-name="Converted1">
      <style:paragraph-properties style:page-number="auto"/>
    </style:style>
    <style:style style:name="P6" style:family="paragraph" style:parent-style-name="Title" style:master-page-name="Standard">
      <style:paragraph-properties style:page-number="auto"/>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position="super 58%"/>
    </style:style>
    <style:style style:name="T6" style:family="text">
      <style:text-properties fo:font-weight="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haring Enriched Data</text:p>
      <text:h text:style-name="Heading_20_2" text:outline-level="2">The problem</text:h>
      <text:p text:style-name="P1"><text:span text:style-name="T1">Today, scientists do not have adequate tools to share data and perform really cooperative data exploitation.</text:span> If a given group wants to use the data from another group and add some more information to it, to see it in a different format, or both, the only option they have is to copy the data and enrich and/or transform it in their own site.</text:p>
      <text:p text:style-name="P1"/>
      <text:p text:style-name="P1">At the same time, the increasing number of scientific data repositories and the ever growing data volumes push scientists to continuously filter, analyze and reduce data sets, either in batch jobs going through already existing data or even on real-time at data acquisition time. MapReduce is a popular example of a programming model specifically designed for BigData batch processing, widely extended also for scientific uses. <text:s/>And similar technologies are being developed for the challenges of real time data processing at acquisition time. <text:s/>Unfortunately, such analysis and filtering has to be implemented <text:s/>by every group and there are no services in the data repositories that help to both implement and share such developments. <text:s text:c="133"/></text:p>
      <text:h text:style-name="Heading_20_2" text:outline-level="2">The proposal</text:h>
      <text:p text:style-name="P1">The objective of this research activity is to jointly address two major problems related to the use of very large scientific data sets: data sharing with minimal data replication and data processing across heterogeneous data sources. The proposed approach is to empower the sharing of scientific data <text:span text:style-name="T1">across the three main stages of data lifecycle: data acquisition, data enrichment</text:span><text:note text:id="ftn1" text:note-class="footnote"><text:note-citation>1</text:note-citation><text:note-body><text:p text:style-name="P5"><text:span text:style-name="footnote_20_reference"><text:span text:style-name="T1"/></text:span><text:span text:style-name="T1"> It is important to note that when talking about data enrichment we also include data curation. While data curation is mainly focused on adding metadata to the data, enrichment deals with both new data and metadata.</text:span></text:p></text:note-body></text:note><text:span text:style-name="T1">, and data processing.</text:span></text:p>
      <text:p text:style-name="P2"/>
      <text:p text:style-name="P1">This research activity will investigate mechanisms, which will end up in prototype services, to create and enrich data models that will be aplicable to existing data sets. These data models will offer the needed view to each researcher of the same data. In addition, these data models will also include pieces of code, built on top of advanced services like MapReduce, that will enable researchers to acquire and process data using the code included in the data model (potentially written by other researchers). Finally, these pieces of code will be executed in the same infrastructure where the data is located avoiding unnecessary data movement.</text:p>
      <text:h text:style-name="P4" text:outline-level="2">Application scenarios</text:h>
      <text:p text:style-name="Standard">TODO</text:p>
      <text:h text:style-name="Heading_20_2" text:outline-level="2"><text:soft-page-break/>Relevance to EUDAT</text:h>
      <text:p text:style-name="P1">This JRA fits perfectly with the interests detected in EUDAT. As we can see, it relates to the three highly rated services which are yet missing in the EUDAT portfolio (as reflected in the Service survey results): <text:span text:style-name="T4">data lifecycle support, service registry, data type registry</text:span>. It relates to data type registry because this is exactly what including the data model into the data is about. It relates to part of the life cycle because we are offering mechanisms to share, enrich, and reuse the existing data. Finally, linking code tot the data model is a mechanism to enable 3<text:span text:style-name="T5">rd</text:span> parties to add new services to existing data.</text:p>
      <text:p text:style-name="P1"/>
      <text:p text:style-name="P1">In addition, it also relates to services such as workflow support and conversion services.<text:bookmark text:name="_GoBack"/></text:p>
      <text:h text:style-name="Heading_20_2" text:outline-level="2">Amount and type of resources and expertise needed</text:h>
      <text:h text:style-name="Heading_20_4" text:outline-level="4"><text:span text:style-name="Heading_20_3_20_Char">Human resources</text:span></text:h>
      <text:p text:style-name="Standard">This JRA will need around 400 PM</text:p>
      <text:h text:style-name="Heading_20_4" text:outline-level="4"><text:span text:style-name="T6">Computer power</text:span></text:h>
      <text:p text:style-name="Standard">Access to infrastructures already in EUDAT, especially those where computation is already close to the data.</text:p>
      <text:h text:style-name="Heading_20_4" text:outline-level="4"><text:span text:style-name="T6">Expertise and potential partners</text:span></text:h>
      <text:p text:style-name="Standard">Data modeling – Barcelona Supercomputing Center</text:p>
      <text:p text:style-name="Standard">Data enrichment – Barcelona Supercomputing Center</text:p>
      <text:p text:style-name="Standard">Security – STFC</text:p>
      <text:p text:style-name="Standard">Language developers – TBD</text:p>
      <text:p text:style-name="Standard">Data infrastructure – TBD</text:p>
      <text:p text:style-name="Standard">Data providers/Use cases – TBD</text:p>
      <text:h text:style-name="Heading_20_2" text:outline-level="2">Work plan and possible timing</text:h>
      <text:p text:style-name="Standard">Task 0: Work package coordination [M1-36] 6pm</text:p>
      <text:p text:style-name="Standard">Task 1: Data model services [M1-M30] 120pm</text:p>
      <text:p text:style-name="P3"><text:span text:style-name="T3">Subtask 1.1: Defining data models [M1-M18] </text:span></text:p>
      <text:p text:style-name="P3"><text:span text:style-name="T3">Subtask 1.2: Data models using remote data [M18-M30] </text:span></text:p>
      <text:p text:style-name="P3"><text:span text:style-name="T3">Subtask 1.3: Adding code to data models [M12-M30] </text:span></text:p>
      <text:p text:style-name="P3"><text:span text:style-name="T3">Subtask 1.4: Enabling security in data models [M6-M36] </text:span></text:p>
      <text:p text:style-name="Standard">Task 2: Data Acquisition and Processing [M1-M30] 228pm</text:p>
      <text:p text:style-name="P3"><text:span text:style-name="T3">Subtask 2.1 Data streaming service [M1-M30] </text:span></text:p>
      <text:p text:style-name="P3"><text:span text:style-name="T3">Subtask 2.2 MapReduce service [M1-M30] </text:span></text:p>
      <text:p text:style-name="P3"><text:span text:style-name="T3">Subtask 2.3 Programming languages [M6-M36]</text:span> </text:p>
      <text:p text:style-name="Standard">Task 3: Applications [M12-M36] 36pm </text:p>
      <text:p text:style-name="Standard">Task 4: Infrastructure Prototyping [M18-M36] 24p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DejaVu Sans1" svg:font-family="'DejaVu 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ucida Grande1"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font-name="Calibri" style:font-name-complex="F"/>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17365d" style:font-name="Calibri"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text" style:display-name="footnote text" style:family="paragraph" style:parent-style-name="Standard" style:default-outline-level="">
      <style:paragraph-properties fo:margin-top="0in" fo:margin-bottom="0.139in" style:contextual-spacing="false" fo:text-align="justify" style:justify-single-word="false"/>
      <style:text-properties fo:font-size="10pt" style:font-size-asian="10pt" style:font-size-complex="10pt"/>
    </style:style>
    <style:style style:name="annotation_20_text" style:display-name="annotation text" style:family="paragraph" style:parent-style-name="Standard" style:default-outline-level="">
      <style:paragraph-properties fo:margin-top="0in" fo:margin-bottom="0.139in" style:contextual-spacing="false" fo:text-align="justify" style:justify-single-word="false"/>
      <style:text-properties fo:font-size="10pt" style:font-size-asian="10pt" style:font-size-complex="10pt"/>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Title_20_Char" style:display-name="Title Char" style:family="text" style:parent-style-name="Default_20_Paragraph_20_Font">
      <style:text-properties fo:color="#17365d" style:font-name="Calibri" fo:font-size="26pt" fo:letter-spacing="0.0035in" style:letter-kerning="true" style:font-size-asian="26pt" style:font-name-complex="F" style:font-size-complex="26pt"/>
    </style:style>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i Cortes</meta:initial-creator>
    <dc:creator>Toni Cortes</dc:creator>
    <meta:editing-cycles>8</meta:editing-cycles>
    <meta:creation-date>2014-01-24T08:44:00</meta:creation-date>
    <dc:date>2014-01-24T10:11:00</dc:date>
    <meta:editing-duration>PT28S</meta:editing-duration>
    <meta:generator>LibreOffice/3.5$Linux_X86_64 LibreOffice_project/350m1$Build-413</meta:generator>
    <meta:document-statistic meta:table-count="0" meta:image-count="0" meta:object-count="0" meta:page-count="2" meta:paragraph-count="38" meta:word-count="665" meta:character-count="4297" meta:non-whitespace-character-count="3526"/>
    <meta:user-defined meta:name="AppVersion">14.0000</meta:user-defined>
    <meta:user-defined meta:name="Company">UP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